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96.81mm" svg:height="206.92mm" svg:x="113.99mm" svg:y="1.06mm">
            <loext:p draw:notify-on-update-of-ranges="Sheet1.A2:Sheet1.A21 Sheet1.B1:Sheet1.B1 Sheet1.B2:Sheet1.B21 Sheet1.C1:Sheet1.C1 Sheet1.C2:Sheet1.C21 Sheet1.D1:Sheet1.D1 Sheet1.D2:Sheet1.D21 Sheet1.E1:Sheet1.E1 Sheet1.E2:Sheet1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T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Heap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411" calcext:value-type="float">
            <text:p>73411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12497501" calcext:value-type="float">
            <text:p>12497501</text:p>
          </table:table-cell>
          <table:table-cell office:value-type="float" office:value="109851" calcext:value-type="float">
            <text:p>1098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57371" calcext:value-type="float">
            <text:p>157371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24940898" calcext:value-type="float">
            <text:p>24940898</text:p>
          </table:table-cell>
          <table:table-cell office:value-type="float" office:value="239279" calcext:value-type="float">
            <text:p>23927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8018" calcext:value-type="float">
            <text:p>258018</text:p>
          </table:table-cell>
          <table:table-cell office:value-type="float" office:value="112492500" calcext:value-type="float">
            <text:p>112492500</text:p>
          </table:table-cell>
          <table:table-cell office:value-type="float" office:value="56210840" calcext:value-type="float">
            <text:p>56210840</text:p>
          </table:table-cell>
          <table:table-cell office:value-type="float" office:value="375963" calcext:value-type="float">
            <text:p>37596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48276" calcext:value-type="float">
            <text:p>348276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00504498" calcext:value-type="float">
            <text:p>100504498</text:p>
          </table:table-cell>
          <table:table-cell office:value-type="float" office:value="518720" calcext:value-type="float">
            <text:p>51872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36004" calcext:value-type="float">
            <text:p>436004</text:p>
          </table:table-cell>
          <table:table-cell office:value-type="float" office:value="312487500" calcext:value-type="float">
            <text:p>312487500</text:p>
          </table:table-cell>
          <table:table-cell office:value-type="float" office:value="156907093" calcext:value-type="float">
            <text:p>156907093</text:p>
          </table:table-cell>
          <table:table-cell office:value-type="float" office:value="664552" calcext:value-type="float">
            <text:p>66455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35062" calcext:value-type="float">
            <text:p>535062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225163183" calcext:value-type="float">
            <text:p>225163183</text:p>
          </table:table-cell>
          <table:table-cell office:value-type="float" office:value="812498" calcext:value-type="float">
            <text:p>81249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665830" calcext:value-type="float">
            <text:p>665830</text:p>
          </table:table-cell>
          <table:table-cell office:value-type="float" office:value="612482500" calcext:value-type="float">
            <text:p>612482500</text:p>
          </table:table-cell>
          <table:table-cell office:value-type="float" office:value="306248569" calcext:value-type="float">
            <text:p>306248569</text:p>
          </table:table-cell>
          <table:table-cell office:value-type="float" office:value="962908" calcext:value-type="float">
            <text:p>96290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738553" calcext:value-type="float">
            <text:p>738553</text:p>
          </table:table-cell>
          <table:table-cell office:value-type="float" office:value="799980000" calcext:value-type="float">
            <text:p>799980000</text:p>
          </table:table-cell>
          <table:table-cell office:value-type="float" office:value="399147589" calcext:value-type="float">
            <text:p>399147589</text:p>
          </table:table-cell>
          <table:table-cell office:value-type="float" office:value="1117866" calcext:value-type="float">
            <text:p>111786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54866" calcext:value-type="float">
            <text:p>854866</text:p>
          </table:table-cell>
          <table:table-cell office:value-type="float" office:value="1012477500" calcext:value-type="float">
            <text:p>1012477500</text:p>
          </table:table-cell>
          <table:table-cell office:value-type="float" office:value="507426020" calcext:value-type="float">
            <text:p>507426020</text:p>
          </table:table-cell>
          <table:table-cell office:value-type="float" office:value="1272863" calcext:value-type="float">
            <text:p>12728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40989" calcext:value-type="float">
            <text:p>940989</text:p>
          </table:table-cell>
          <table:table-cell office:value-type="float" office:value="1249925001" calcext:value-type="float">
            <text:p>1249925001</text:p>
          </table:table-cell>
          <table:table-cell office:value-type="float" office:value="624474676" calcext:value-type="float">
            <text:p>624474676</text:p>
          </table:table-cell>
          <table:table-cell office:value-type="float" office:value="1430082" calcext:value-type="float">
            <text:p>143008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020759" calcext:value-type="float">
            <text:p>1020759</text:p>
          </table:table-cell>
          <table:table-cell office:value-type="float" office:value="1512472500" calcext:value-type="float">
            <text:p>1512472500</text:p>
          </table:table-cell>
          <table:table-cell office:value-type="float" office:value="757238318" calcext:value-type="float">
            <text:p>757238318</text:p>
          </table:table-cell>
          <table:table-cell office:value-type="float" office:value="1587332" calcext:value-type="float">
            <text:p>158733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18330" calcext:value-type="float">
            <text:p>1118330</text:p>
          </table:table-cell>
          <table:table-cell office:value-type="float" office:value="1799910001" calcext:value-type="float">
            <text:p>1799910001</text:p>
          </table:table-cell>
          <table:table-cell office:value-type="float" office:value="894258799" calcext:value-type="float">
            <text:p>894258799</text:p>
          </table:table-cell>
          <table:table-cell office:value-type="float" office:value="1746166" calcext:value-type="float">
            <text:p>174616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228458" calcext:value-type="float">
            <text:p>1228458</text:p>
          </table:table-cell>
          <table:table-cell office:value-type="float" office:value="2112402501" calcext:value-type="float">
            <text:p>2112402501</text:p>
          </table:table-cell>
          <table:table-cell office:value-type="float" office:value="1052943753" calcext:value-type="float">
            <text:p>1052943753</text:p>
          </table:table-cell>
          <table:table-cell office:value-type="float" office:value="1903892" calcext:value-type="float">
            <text:p>190389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390724" calcext:value-type="float">
            <text:p>1390724</text:p>
          </table:table-cell>
          <table:table-cell office:value-type="float" office:value="2449825003" calcext:value-type="float">
            <text:p>2449825003</text:p>
          </table:table-cell>
          <table:table-cell office:value-type="float" office:value="1222662017" calcext:value-type="float">
            <text:p>1222662017</text:p>
          </table:table-cell>
          <table:table-cell office:value-type="float" office:value="2065916" calcext:value-type="float">
            <text:p>2065916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523242" calcext:value-type="float">
            <text:p>1523242</text:p>
          </table:table-cell>
          <table:table-cell office:value-type="float" office:value="2812237506" calcext:value-type="float">
            <text:p>2812237506</text:p>
          </table:table-cell>
          <table:table-cell office:value-type="float" office:value="1409840319" calcext:value-type="float">
            <text:p>1409840319</text:p>
          </table:table-cell>
          <table:table-cell office:value-type="float" office:value="2229855" calcext:value-type="float">
            <text:p>222985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90409" calcext:value-type="float">
            <text:p>1590409</text:p>
          </table:table-cell>
          <table:table-cell office:value-type="float" office:value="3199880001" calcext:value-type="float">
            <text:p>3199880001</text:p>
          </table:table-cell>
          <table:table-cell office:value-type="float" office:value="1593729105" calcext:value-type="float">
            <text:p>1593729105</text:p>
          </table:table-cell>
          <table:table-cell office:value-type="float" office:value="2395147" calcext:value-type="float">
            <text:p>239514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736042" calcext:value-type="float">
            <text:p>1736042</text:p>
          </table:table-cell>
          <table:table-cell office:value-type="float" office:value="3612372501" calcext:value-type="float">
            <text:p>3612372501</text:p>
          </table:table-cell>
          <table:table-cell office:value-type="float" office:value="1811633536" calcext:value-type="float">
            <text:p>1811633536</text:p>
          </table:table-cell>
          <table:table-cell office:value-type="float" office:value="2559967" calcext:value-type="float">
            <text:p>255996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782024" calcext:value-type="float">
            <text:p>1782024</text:p>
          </table:table-cell>
          <table:table-cell office:value-type="float" office:value="4049685006" calcext:value-type="float">
            <text:p>4049685006</text:p>
          </table:table-cell>
          <table:table-cell office:value-type="float" office:value="2023415846" calcext:value-type="float">
            <text:p>2023415846</text:p>
          </table:table-cell>
          <table:table-cell office:value-type="float" office:value="2727175" calcext:value-type="float">
            <text:p>272717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892733" calcext:value-type="float">
            <text:p>1892733</text:p>
          </table:table-cell>
          <table:table-cell office:value-type="float" office:value="4512357501" calcext:value-type="float">
            <text:p>4512357501</text:p>
          </table:table-cell>
          <table:table-cell office:value-type="float" office:value="2255004726" calcext:value-type="float">
            <text:p>2255004726</text:p>
          </table:table-cell>
          <table:table-cell office:value-type="float" office:value="2892766" calcext:value-type="float">
            <text:p>289276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017248" calcext:value-type="float">
            <text:p>2017248</text:p>
          </table:table-cell>
          <table:table-cell office:value-type="float" office:value="4999650006" calcext:value-type="float">
            <text:p>4999650006</text:p>
          </table:table-cell>
          <table:table-cell office:value-type="float" office:value="2501383465" calcext:value-type="float">
            <text:p>2501383465</text:p>
          </table:table-cell>
          <table:table-cell office:value-type="float" office:value="3059884" calcext:value-type="float">
            <text:p>30598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3:59:23.123498862</meta:creation-date>
    <dc:date>2018-11-10T05:11:37.470502575</dc:date>
    <meta:editing-duration>PT11M21S</meta:editing-duration>
    <meta:editing-cycles>2</meta:editing-cycles>
    <meta:generator>LibreOffice/5.1.6.2$Linux_X86_64 LibreOffice_project/10m0$Build-2</meta:generator>
    <meta:document-statistic meta:table-count="1" meta:cell-count="1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682cm" svg:height="20.693cm" xlink:href=".." xlink:type="simple" chart:class="chart:line" chart:style-name="ch1">
        <chart:title svg:x="10.339cm" svg:y="0.549cm" chart:style-name="ch2">
          <text:p>Number of comparisons for sorting algorithm</text:p>
        </chart:title>
        <chart:legend chart:legend-position="end" svg:x="26.909cm" svg:y="9.3cm" style:legend-expansion="high" chart:style-name="ch3"/>
        <chart:plot-area chart:style-name="ch4" table:cell-range-address="Sheet1.A1:Sheet1.E21" chart:data-source-has-labels="both" svg:x="1.604cm" svg:y="1.741cm" svg:width="24.712cm" svg:height="17.558cm">
          <chartooo:coordinate-region svg:x="3.707cm" svg:y="1.94cm" svg:width="22.053cm" svg:height="16.712cm"/>
          <chart:axis chart:dimension="x" chart:name="primary-x" chart:style-name="ch5" chartooo:axis-type="auto">
            <chartooo:date-scale/>
            <chart:title svg:x="12.117cm" svg:y="19.712cm" chart:style-name="ch6">
              <text:p>n number integers to sort</text:p>
            </chart:title>
            <chart:categories table:cell-range-address="Sheet1.A2:Sheet1.A21"/>
          </chart:axis>
          <chart:axis chart:dimension="y" chart:name="primary-y" chart:style-name="ch5">
            <chart:title svg:x="0.451cm" svg:y="12.271cm" chart:style-name="ch7">
              <text:p>number of comparisons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series chart:style-name="ch11" chart:values-cell-range-address="Sheet1.D2:Sheet1.D21" chart:label-cell-address="Sheet1.D1:Sheet1.D1" chart:class="chart:line">
            <chart:data-point chart:repeated="20"/>
          </chart:series>
          <chart:series chart:style-name="ch12" chart:values-cell-range-address="Sheet1.E2:Sheet1.E21" chart:label-cell-address="Sheet1.E1:Sheet1.E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</text:p>
                <draw:g>
                  <svg:desc>Sheet1.B1:Sheet1.B1</svg:desc>
                </draw:g>
              </table:table-cell>
              <table:table-cell office:value-type="string">
                <text:p>Selection</text:p>
                <draw:g>
                  <svg:desc>Sheet1.C1:Sheet1.C1</svg:desc>
                </draw:g>
              </table:table-cell>
              <table:table-cell office:value-type="string">
                <text:p>Insertion</text:p>
                <draw:g>
                  <svg:desc>Sheet1.D1:Sheet1.D1</svg:desc>
                </draw:g>
              </table:table-cell>
              <table:table-cell office:value-type="string">
                <text:p>Heap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2:Sheet1.A21</svg:desc>
                </draw:g>
              </table:table-cell>
              <table:table-cell office:value-type="float" office:value="73411">
                <text:p>73411</text:p>
                <draw:g>
                  <svg:desc>Sheet1.B2:Sheet1.B21</svg:desc>
                </draw:g>
              </table:table-cell>
              <table:table-cell office:value-type="float" office:value="12497500">
                <text:p>12497500</text:p>
                <draw:g>
                  <svg:desc>Sheet1.C2:Sheet1.C21</svg:desc>
                </draw:g>
              </table:table-cell>
              <table:table-cell office:value-type="float" office:value="12497501">
                <text:p>12497501</text:p>
                <draw:g>
                  <svg:desc>Sheet1.D2:Sheet1.D21</svg:desc>
                </draw:g>
              </table:table-cell>
              <table:table-cell office:value-type="float" office:value="109851">
                <text:p>109851</text:p>
                <draw:g>
                  <svg:desc>Sheet1.E2:Sheet1.E2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57371">
                <text:p>157371</text:p>
              </table:table-cell>
              <table:table-cell office:value-type="float" office:value="49995000">
                <text:p>49995000</text:p>
              </table:table-cell>
              <table:table-cell office:value-type="float" office:value="24940898">
                <text:p>24940898</text:p>
              </table:table-cell>
              <table:table-cell office:value-type="float" office:value="239279">
                <text:p>23927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58018">
                <text:p>258018</text:p>
              </table:table-cell>
              <table:table-cell office:value-type="float" office:value="112492500">
                <text:p>112492500</text:p>
              </table:table-cell>
              <table:table-cell office:value-type="float" office:value="56210840">
                <text:p>56210840</text:p>
              </table:table-cell>
              <table:table-cell office:value-type="float" office:value="375963">
                <text:p>37596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48276">
                <text:p>348276</text:p>
              </table:table-cell>
              <table:table-cell office:value-type="float" office:value="199990000">
                <text:p>199990000</text:p>
              </table:table-cell>
              <table:table-cell office:value-type="float" office:value="100504498">
                <text:p>100504498</text:p>
              </table:table-cell>
              <table:table-cell office:value-type="float" office:value="518720">
                <text:p>51872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36004">
                <text:p>436004</text:p>
              </table:table-cell>
              <table:table-cell office:value-type="float" office:value="312487500">
                <text:p>312487500</text:p>
              </table:table-cell>
              <table:table-cell office:value-type="float" office:value="156907093">
                <text:p>156907093</text:p>
              </table:table-cell>
              <table:table-cell office:value-type="float" office:value="664552">
                <text:p>66455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35062">
                <text:p>535062</text:p>
              </table:table-cell>
              <table:table-cell office:value-type="float" office:value="449985000">
                <text:p>449985000</text:p>
              </table:table-cell>
              <table:table-cell office:value-type="float" office:value="225163183">
                <text:p>225163183</text:p>
              </table:table-cell>
              <table:table-cell office:value-type="float" office:value="812498">
                <text:p>8124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665830">
                <text:p>665830</text:p>
              </table:table-cell>
              <table:table-cell office:value-type="float" office:value="612482500">
                <text:p>612482500</text:p>
              </table:table-cell>
              <table:table-cell office:value-type="float" office:value="306248569">
                <text:p>306248569</text:p>
              </table:table-cell>
              <table:table-cell office:value-type="float" office:value="962908">
                <text:p>96290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38553">
                <text:p>738553</text:p>
              </table:table-cell>
              <table:table-cell office:value-type="float" office:value="799980000">
                <text:p>799980000</text:p>
              </table:table-cell>
              <table:table-cell office:value-type="float" office:value="399147589">
                <text:p>399147589</text:p>
              </table:table-cell>
              <table:table-cell office:value-type="float" office:value="1117866">
                <text:p>11178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54866">
                <text:p>854866</text:p>
              </table:table-cell>
              <table:table-cell office:value-type="float" office:value="1012477500">
                <text:p>1012477500</text:p>
              </table:table-cell>
              <table:table-cell office:value-type="float" office:value="507426020">
                <text:p>507426020</text:p>
              </table:table-cell>
              <table:table-cell office:value-type="float" office:value="1272863">
                <text:p>127286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40989">
                <text:p>940989</text:p>
              </table:table-cell>
              <table:table-cell office:value-type="float" office:value="1249925001">
                <text:p>1249925001</text:p>
              </table:table-cell>
              <table:table-cell office:value-type="float" office:value="624474676">
                <text:p>624474676</text:p>
              </table:table-cell>
              <table:table-cell office:value-type="float" office:value="1430082">
                <text:p>143008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020759">
                <text:p>1020759</text:p>
              </table:table-cell>
              <table:table-cell office:value-type="float" office:value="1512472500">
                <text:p>1512472500</text:p>
              </table:table-cell>
              <table:table-cell office:value-type="float" office:value="757238318">
                <text:p>757238318</text:p>
              </table:table-cell>
              <table:table-cell office:value-type="float" office:value="1587332">
                <text:p>158733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118330">
                <text:p>1118330</text:p>
              </table:table-cell>
              <table:table-cell office:value-type="float" office:value="1799910001">
                <text:p>1799910001</text:p>
              </table:table-cell>
              <table:table-cell office:value-type="float" office:value="894258799">
                <text:p>894258799</text:p>
              </table:table-cell>
              <table:table-cell office:value-type="float" office:value="1746166">
                <text:p>1746166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228458">
                <text:p>1228458</text:p>
              </table:table-cell>
              <table:table-cell office:value-type="float" office:value="2112402501">
                <text:p>2112402501</text:p>
              </table:table-cell>
              <table:table-cell office:value-type="float" office:value="1052943753">
                <text:p>1052943753</text:p>
              </table:table-cell>
              <table:table-cell office:value-type="float" office:value="1903892">
                <text:p>190389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390724">
                <text:p>1390724</text:p>
              </table:table-cell>
              <table:table-cell office:value-type="float" office:value="2449825003">
                <text:p>2449825003</text:p>
              </table:table-cell>
              <table:table-cell office:value-type="float" office:value="1222662017">
                <text:p>1222662017</text:p>
              </table:table-cell>
              <table:table-cell office:value-type="float" office:value="2065916">
                <text:p>206591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523242">
                <text:p>1523242</text:p>
              </table:table-cell>
              <table:table-cell office:value-type="float" office:value="2812237506">
                <text:p>2812237506</text:p>
              </table:table-cell>
              <table:table-cell office:value-type="float" office:value="1409840319">
                <text:p>1409840319</text:p>
              </table:table-cell>
              <table:table-cell office:value-type="float" office:value="2229855">
                <text:p>222985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90409">
                <text:p>1590409</text:p>
              </table:table-cell>
              <table:table-cell office:value-type="float" office:value="3199880001">
                <text:p>3199880001</text:p>
              </table:table-cell>
              <table:table-cell office:value-type="float" office:value="1593729105">
                <text:p>1593729105</text:p>
              </table:table-cell>
              <table:table-cell office:value-type="float" office:value="2395147">
                <text:p>239514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736042">
                <text:p>1736042</text:p>
              </table:table-cell>
              <table:table-cell office:value-type="float" office:value="3612372501">
                <text:p>3612372501</text:p>
              </table:table-cell>
              <table:table-cell office:value-type="float" office:value="1811633536">
                <text:p>1811633536</text:p>
              </table:table-cell>
              <table:table-cell office:value-type="float" office:value="2559967">
                <text:p>255996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782024">
                <text:p>1782024</text:p>
              </table:table-cell>
              <table:table-cell office:value-type="float" office:value="4049685006">
                <text:p>4049685006</text:p>
              </table:table-cell>
              <table:table-cell office:value-type="float" office:value="2023415846">
                <text:p>2023415846</text:p>
              </table:table-cell>
              <table:table-cell office:value-type="float" office:value="2727175">
                <text:p>2727175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892733">
                <text:p>1892733</text:p>
              </table:table-cell>
              <table:table-cell office:value-type="float" office:value="4512357501">
                <text:p>4512357501</text:p>
              </table:table-cell>
              <table:table-cell office:value-type="float" office:value="2255004726">
                <text:p>2255004726</text:p>
              </table:table-cell>
              <table:table-cell office:value-type="float" office:value="2892766">
                <text:p>289276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17248">
                <text:p>2017248</text:p>
              </table:table-cell>
              <table:table-cell office:value-type="float" office:value="4999650006">
                <text:p>4999650006</text:p>
              </table:table-cell>
              <table:table-cell office:value-type="float" office:value="2501383465">
                <text:p>2501383465</text:p>
              </table:table-cell>
              <table:table-cell office:value-type="float" office:value="3059884">
                <text:p>3059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